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459cm" fo:margin-left="-0.217cm" table:align="left" style:writing-mode="lr-tb"/>
    </style:style>
    <style:style style:name="Tabla1.A" style:family="table-column">
      <style:table-column-properties style:column-width="3.81cm"/>
    </style:style>
    <style:style style:name="Tabla1.B" style:family="table-column">
      <style:table-column-properties style:column-width="2.064cm"/>
    </style:style>
    <style:style style:name="Tabla1.C" style:family="table-column">
      <style:table-column-properties style:column-width="8.738cm"/>
    </style:style>
    <style:style style:name="Tabla1.D" style:family="table-column">
      <style:table-column-properties style:column-width="2.847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style:border-line-width-bottom="0.002cm 0.088cm 0.002cm" fo:padding-left="0.191cm" fo:padding-right="0.191cm" fo:padding-top="0cm" fo:padding-bottom="0cm" fo:border-left="1pt solid #000000" fo:border-right="none" fo:border-top="1pt solid #000000" fo:border-bottom="2.6pt double #000000" style:writing-mode="lr-tb"/>
    </style:style>
    <style:style style:name="Tabla1.B1" style:family="table-cell">
      <style:table-cell-properties style:vertical-align="top" style:border-line-width-bottom="0.002cm 0.088cm 0.002cm" fo:padding-left="0.191cm" fo:padding-right="0.191cm" fo:padding-top="0cm" fo:padding-bottom="0cm" fo:border-left="0.5pt solid #000000" fo:border-right="none" fo:border-top="1pt solid #000000" fo:border-bottom="2.6pt double #000000" style:writing-mode="lr-tb"/>
    </style:style>
    <style:style style:name="Tabla1.D1" style:family="table-cell">
      <style:table-cell-properties style:vertical-align="top" style:border-line-width-bottom="0.002cm 0.088cm 0.002cm" fo:padding-left="0.191cm" fo:padding-right="0.191cm" fo:padding-top="0cm" fo:padding-bottom="0cm" fo:border-left="0.5pt solid #000000" fo:border-right="1pt solid #000000" fo:border-top="1pt solid #000000" fo:border-bottom="2.6pt double #000000" style:writing-mode="lr-tb"/>
    </style:style>
    <style:style style:name="Tabla1.A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0.5pt solid #000000" style:writing-mode="lr-tb"/>
    </style:style>
    <style:style style:name="Tabla1.B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1.D2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0.5pt solid #000000" style:writing-mode="lr-tb"/>
    </style:style>
    <style:style style:name="Tabla1.A3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Tabla1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Tabla1.D3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Tabla2" style:family="table">
      <style:table-properties style:width="16.787cm" fo:margin-left="-0.217cm" table:align="left" style:writing-mode="lr-tb"/>
    </style:style>
    <style:style style:name="Tabla2.A" style:family="table-column">
      <style:table-column-properties style:column-width="3.205cm"/>
    </style:style>
    <style:style style:name="Tabla2.B" style:family="table-column">
      <style:table-column-properties style:column-width="2.704cm"/>
    </style:style>
    <style:style style:name="Tabla2.C" style:family="table-column">
      <style:table-column-properties style:column-width="4.38cm"/>
    </style:style>
    <style:style style:name="Tabla2.E" style:family="table-column">
      <style:table-column-properties style:column-width="3.293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style:border-line-width-bottom="0.002cm 0.088cm 0.002cm" fo:padding-left="0.191cm" fo:padding-right="0.191cm" fo:padding-top="0cm" fo:padding-bottom="0cm" fo:border-left="1pt solid #000000" fo:border-right="none" fo:border-top="1pt solid #000000" fo:border-bottom="2.6pt double #000000" style:writing-mode="lr-tb"/>
    </style:style>
    <style:style style:name="Tabla2.B1" style:family="table-cell">
      <style:table-cell-properties style:vertical-align="top" style:border-line-width-bottom="0.002cm 0.088cm 0.002cm" fo:padding-left="0.191cm" fo:padding-right="0.191cm" fo:padding-top="0cm" fo:padding-bottom="0cm" fo:border-left="0.5pt solid #000000" fo:border-right="none" fo:border-top="1pt solid #000000" fo:border-bottom="2.6pt double #000000" style:writing-mode="lr-tb"/>
    </style:style>
    <style:style style:name="Tabla2.E1" style:family="table-cell">
      <style:table-cell-properties style:vertical-align="top" style:border-line-width-bottom="0.002cm 0.088cm 0.002cm" fo:padding-left="0.191cm" fo:padding-right="0.191cm" fo:padding-top="0cm" fo:padding-bottom="0cm" fo:border-left="0.5pt solid #000000" fo:border-right="1pt solid #000000" fo:border-top="1pt solid #000000" fo:border-bottom="2.6pt double #000000" style:writing-mode="lr-tb"/>
    </style:style>
    <style:style style:name="Tabla2.A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0.5pt solid #000000" style:writing-mode="lr-tb"/>
    </style:style>
    <style:style style:name="Tabla2.B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.E2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0.5pt solid #000000" style:writing-mode="lr-tb"/>
    </style:style>
    <style:style style:name="Tabla2.A3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0.5pt solid #000000" style:writing-mode="lr-tb"/>
    </style:style>
    <style:style style:name="Tabla2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3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Tabla2.A4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Tabla2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Tabla2.E4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P1" style:family="paragraph" style:parent-style-name="Header">
      <style:text-properties fo:language="es" fo:country="CR"/>
    </style:style>
    <style:style style:name="P2" style:family="paragraph" style:parent-style-name="Footer">
      <style:paragraph-properties fo:text-align="center" style:justify-single-word="false"/>
      <style:text-properties fo:language="es" fo:country="CR"/>
    </style:style>
    <style:style style:name="P3" style:family="paragraph" style:parent-style-name="Standard">
      <style:text-properties fo:font-size="14pt" fo:language="es" fo:country="CR" fo:font-weight="bold" style:font-size-asian="14pt" style:font-weight-asian="bold"/>
    </style:style>
    <style:style style:name="P4" style:family="paragraph" style:parent-style-name="Standard">
      <style:text-properties fo:font-size="14pt" fo:language="es" fo:country="CR" fo:font-weight="bold" style:font-size-asian="14pt" style:language-asian="zxx" style:country-asian="none" style:font-weight-asian="bold"/>
    </style:style>
    <style:style style:name="P5" style:family="paragraph" style:parent-style-name="Standard">
      <style:text-properties style:font-name="Times New Roman" fo:font-size="14pt" fo:language="es" fo:country="CR" fo:font-weight="bold" style:font-size-asian="14pt" style:language-asian="zxx" style:country-asian="none" style:font-weight-asian="bold"/>
    </style:style>
    <style:style style:name="P6" style:family="paragraph" style:parent-style-name="Standard">
      <style:text-properties style:font-name="Times New Roman" fo:font-size="14pt" fo:language="es" fo:country="CR" fo:font-weight="bold" style:font-size-asian="14pt" style:font-weight-asian="bold"/>
    </style:style>
    <style:style style:name="P7" style:family="paragraph" style:parent-style-name="Standard">
      <style:text-properties style:font-name="Times New Roman" fo:language="es" fo:country="CR"/>
    </style:style>
    <style:style style:name="P8" style:family="paragraph" style:parent-style-name="Standard">
      <style:paragraph-properties fo:text-align="justify" style:justify-single-word="false"/>
      <style:text-properties style:font-name="Times New Roman" fo:language="es" fo:country="CR" officeooo:paragraph-rsid="000e2bd6"/>
    </style:style>
    <style:style style:name="P9" style:family="paragraph" style:parent-style-name="Standard">
      <style:paragraph-properties fo:margin-top="0.071cm" fo:margin-bottom="0.071cm" style:contextual-spacing="false"/>
      <style:text-properties style:font-name="Times New Roman" fo:language="es" fo:country="CR" fo:font-weight="bold" style:font-weight-asian="bold"/>
    </style:style>
    <style:style style:name="P10" style:family="paragraph" style:parent-style-name="Standard">
      <style:paragraph-properties fo:margin-top="0.071cm" fo:margin-bottom="0.071cm" style:contextual-spacing="false"/>
      <style:text-properties style:font-name="Times New Roman" fo:language="es" fo:country="CR" fo:font-weight="bold" officeooo:rsid="000e2bd6" officeooo:paragraph-rsid="000e2bd6" style:font-weight-asian="bold"/>
    </style:style>
    <style:style style:name="P11" style:family="paragraph" style:parent-style-name="Standard">
      <style:paragraph-properties fo:margin-top="0.071cm" fo:margin-bottom="0.071cm" style:contextual-spacing="false" style:snap-to-layout-grid="false"/>
      <style:text-properties style:font-name="Times New Roman" fo:language="es" fo:country="CR"/>
    </style:style>
    <style:style style:name="P12" style:family="paragraph" style:parent-style-name="Title">
      <style:text-properties fo:language="es" fo:country="CR"/>
    </style:style>
    <style:style style:name="P13" style:family="paragraph" style:parent-style-name="Title">
      <style:paragraph-properties fo:text-align="end" style:justify-single-word="false"/>
      <style:text-properties fo:language="es" fo:country="CR"/>
    </style:style>
    <style:style style:name="P14" style:family="paragraph" style:parent-style-name="Title">
      <style:paragraph-properties fo:margin-top="0cm" fo:margin-bottom="0.706cm" style:contextual-spacing="false"/>
      <style:text-properties fo:font-size="20pt" fo:language="es" fo:country="CR" style:font-size-asian="20pt"/>
    </style:style>
    <style:style style:name="P15" style:family="paragraph" style:parent-style-name="ByLine">
      <style:text-properties fo:language="es" fo:country="CR"/>
    </style:style>
    <style:style style:name="P16" style:family="paragraph" style:parent-style-name="ByLine">
      <style:paragraph-properties fo:text-align="end" style:justify-single-word="false"/>
      <style:text-properties fo:font-size="14pt" fo:language="es" fo:country="CR" officeooo:paragraph-rsid="00115b21" style:font-size-asian="14pt" style:font-size-complex="14pt"/>
    </style:style>
    <style:style style:name="P17" style:family="paragraph" style:parent-style-name="Table_20_Text_20_small">
      <style:text-properties style:font-name="Times New Roman" fo:font-size="12pt" fo:language="es" fo:country="CR" fo:font-style="normal" style:font-size-asian="12pt" style:font-style-asian="normal" style:font-size-complex="12pt" style:font-style-complex="normal"/>
    </style:style>
    <style:style style:name="P18" style:family="paragraph" style:parent-style-name="TOCEntry">
      <style:text-properties style:font-name="Times New Roman" fo:language="es" fo:country="CR"/>
    </style:style>
    <style:style style:name="P19" style:family="paragraph" style:parent-style-name="Text_20_body">
      <style:paragraph-properties fo:text-align="justify" style:justify-single-word="false"/>
      <style:text-properties style:font-name="Times New Roman" fo:font-size="12pt" fo:language="es" fo:country="CR" fo:font-style="normal" style:font-size-asian="12pt" style:font-style-asian="normal" style:font-size-complex="12pt" style:font-style-complex="normal"/>
    </style:style>
    <style:style style:name="P20" style:family="paragraph" style:parent-style-name="Text_20_body">
      <style:paragraph-properties fo:text-align="justify" style:justify-single-word="false"/>
      <style:text-properties style:font-name="Times New Roman" fo:font-size="12pt" fo:language="es" fo:country="CR" fo:font-style="normal" officeooo:paragraph-rsid="000e2bd6" style:font-size-asian="12pt" style:font-style-asian="normal" style:font-size-complex="12pt" style:font-style-complex="normal"/>
    </style:style>
    <style:style style:name="P21" style:family="paragraph" style:parent-style-name="Text_20_body">
      <style:paragraph-properties fo:text-align="justify" style:justify-single-word="false"/>
      <style:text-properties style:font-name="Times New Roman" fo:font-size="12pt" fo:language="es" fo:country="CR" style:font-size-asian="12pt" style:font-size-complex="12pt"/>
    </style:style>
    <style:style style:name="P22" style:family="paragraph" style:parent-style-name="Text_20_body">
      <style:text-properties style:font-name="Times New Roman" fo:language="es" fo:country="CR"/>
    </style:style>
    <style:style style:name="P23" style:family="paragraph" style:parent-style-name="Text_20_body">
      <style:paragraph-properties fo:text-align="justify" style:justify-single-word="false"/>
      <style:text-properties style:font-name="Times New Roman" fo:language="es" fo:country="CR"/>
    </style:style>
    <style:style style:name="P24" style:family="paragraph" style:parent-style-name="Text_20_body">
      <style:paragraph-properties fo:text-align="justify" style:justify-single-word="false"/>
      <style:text-properties style:font-name="Times New Roman" fo:language="es" fo:country="CR" officeooo:paragraph-rsid="000e2bd6"/>
    </style:style>
    <style:style style:name="P25" style:family="paragraph" style:parent-style-name="Text_20_body">
      <style:paragraph-properties fo:line-height="0.423cm" fo:text-align="justify" style:justify-single-word="false" fo:orphans="2" fo:widows="2" style:writing-mode="lr-tb"/>
      <style:text-properties style:use-window-font-color="true" style:font-name="Times New Roman" fo:font-size="12pt" fo:language="es" fo:country="CR" fo:font-style="normal" officeooo:paragraph-rsid="000e2bd6" style:font-name-asian="Times New Roman" style:font-size-asian="12pt" style:font-style-asian="normal" style:font-size-complex="12pt" style:language-complex="ar" style:country-complex="SA" style:font-style-complex="normal"/>
    </style:style>
    <style:style style:name="P26" style:family="paragraph" style:parent-style-name="Text_20_body">
      <style:paragraph-properties fo:text-align="center" style:justify-single-word="false" fo:keep-together="always" fo:keep-with-next="always"/>
      <style:text-properties style:font-name="Times New Roman" fo:font-size="12pt" fo:language="es" fo:country="CR" fo:font-style="normal" fo:font-weight="bold" style:font-size-asian="12pt" style:font-style-asian="normal" style:font-weight-asian="bold" style:font-size-complex="12pt" style:font-style-complex="normal"/>
    </style:style>
    <style:style style:name="P27" style:family="paragraph" style:parent-style-name="Standard" style:list-style-name="L4">
      <style:text-properties fo:color="#000000" style:font-name="Times New Roman" fo:language="es" fo:country="CR" officeooo:paragraph-rsid="000e2bd6"/>
    </style:style>
    <style:style style:name="P28" style:family="paragraph" style:parent-style-name="Standard" style:list-style-name="L5">
      <style:paragraph-properties fo:text-align="justify" style:justify-single-word="false"/>
      <style:text-properties fo:color="#000000" style:font-name="Times New Roman" fo:language="es" fo:country="CR" officeooo:paragraph-rsid="000e2bd6"/>
    </style:style>
    <style:style style:name="P29" style:family="paragraph" style:parent-style-name="Standard">
      <style:paragraph-properties fo:margin-top="0.071cm" fo:margin-bottom="0.071cm" style:contextual-spacing="false" style:snap-to-layout-grid="false"/>
      <style:text-properties style:font-name="Times New Roman" fo:language="es" fo:country="CR" fo:font-weight="bold" officeooo:rsid="00160524" officeooo:paragraph-rsid="00160524" style:font-weight-asian="bold"/>
    </style:style>
    <style:style style:name="P30" style:family="paragraph" style:parent-style-name="Standard">
      <style:paragraph-properties fo:margin-top="0.071cm" fo:margin-bottom="0.071cm" style:contextual-spacing="false" style:snap-to-layout-grid="false"/>
      <style:text-properties style:font-name="Times New Roman" fo:language="es" fo:country="CR" officeooo:rsid="00160524" officeooo:paragraph-rsid="00160524"/>
    </style:style>
    <style:style style:name="P31" style:family="paragraph" style:parent-style-name="Text_20_body" style:list-style-name="L1">
      <style:paragraph-properties fo:text-align="justify" style:justify-single-word="false"/>
      <style:text-properties fo:color="#000000" style:font-name="Times New Roman" fo:font-size="12pt" fo:language="es" fo:country="CR" fo:font-style="normal" officeooo:paragraph-rsid="000e2bd6" style:font-size-asian="12pt" style:font-style-asian="normal" style:font-size-complex="12pt" style:font-style-complex="normal"/>
    </style:style>
    <style:style style:name="P32" style:family="paragraph" style:parent-style-name="Text_20_body" style:list-style-name="L3">
      <style:paragraph-properties fo:text-align="justify" style:justify-single-word="false"/>
      <style:text-properties fo:color="#000000" style:font-name="Times New Roman" fo:font-size="12pt" fo:language="es" fo:country="CR" fo:font-style="normal" officeooo:paragraph-rsid="000e2bd6" style:font-size-asian="12pt" style:font-style-asian="normal" style:font-size-complex="12pt" style:font-style-complex="normal"/>
    </style:style>
    <style:style style:name="P33" style:family="paragraph" style:parent-style-name="Text_20_body" style:list-style-name="L3">
      <style:paragraph-properties fo:text-align="justify" style:justify-single-word="false"/>
      <style:text-properties fo:color="#000000" style:font-name="Times New Roman" fo:language="es" fo:country="CR" officeooo:paragraph-rsid="000e2bd6"/>
    </style:style>
    <style:style style:name="P34" style:family="paragraph" style:parent-style-name="Text_20_body" style:list-style-name="L2">
      <style:paragraph-properties fo:text-align="justify" style:justify-single-word="false"/>
      <style:text-properties style:font-name="Times New Roman" fo:font-size="12pt" fo:language="es" fo:country="CR" fo:font-style="normal" officeooo:paragraph-rsid="000e2bd6" style:font-size-asian="12pt" style:font-style-asian="normal" style:font-size-complex="12pt" style:font-style-complex="normal"/>
    </style:style>
    <style:style style:name="P35" style:family="paragraph" style:parent-style-name="Text_20_body" style:list-style-name="L6">
      <style:paragraph-properties fo:text-align="justify" style:justify-single-word="false"/>
      <style:text-properties style:font-name="Times New Roman" fo:font-size="12pt" fo:language="es" fo:country="CR" fo:font-style="normal" officeooo:paragraph-rsid="000e2bd6" style:font-size-asian="12pt" style:font-style-asian="normal" style:font-size-complex="12pt" style:font-style-complex="normal"/>
    </style:style>
    <style:style style:name="P36" style:family="paragraph" style:parent-style-name="Text_20_body" style:list-style-name="L2">
      <style:paragraph-properties fo:line-height="0.423cm" fo:text-align="justify" style:justify-single-word="false" fo:orphans="2" fo:widows="2" style:writing-mode="lr-tb"/>
      <style:text-properties style:font-name="Times New Roman" fo:font-size="12pt" fo:language="es" fo:country="CR" fo:font-style="normal" officeooo:paragraph-rsid="000e2bd6" style:font-size-asian="12pt" style:font-style-asian="normal" style:font-size-complex="12pt" style:font-style-complex="normal"/>
    </style:style>
    <style:style style:name="P37" style:family="paragraph" style:parent-style-name="Heading_20_1">
      <style:text-properties style:font-name="Times New Roman" fo:language="es" fo:country="CR"/>
    </style:style>
    <style:style style:name="P38" style:family="paragraph" style:parent-style-name="Heading_20_1">
      <style:paragraph-properties fo:text-align="justify" style:justify-single-word="false"/>
      <style:text-properties style:font-name="Times New Roman" fo:language="es" fo:country="CR"/>
    </style:style>
    <style:style style:name="P39" style:family="paragraph" style:parent-style-name="Heading_20_1" style:master-page-name="Convertir_20_2">
      <style:paragraph-properties fo:text-align="justify" style:justify-single-word="false" style:page-number="1"/>
      <style:text-properties style:font-name="Times New Roman" fo:language="es" fo:country="CR"/>
    </style:style>
    <style:style style:name="P40" style:family="paragraph" style:parent-style-name="Heading_20_1">
      <style:paragraph-properties fo:margin-top="0.624cm" fo:margin-bottom="0.624cm" style:contextual-spacing="false"/>
      <style:text-properties style:font-name="Times New Roman" fo:language="es" fo:country="CR"/>
    </style:style>
    <style:style style:name="P41" style:family="paragraph" style:parent-style-name="Heading_20_2">
      <style:text-properties style:font-name="Times New Roman" fo:language="es" fo:country="CR"/>
    </style:style>
    <style:style style:name="P42" style:family="paragraph" style:parent-style-name="Heading_20_2">
      <style:paragraph-properties fo:text-align="justify" style:justify-single-word="false"/>
      <style:text-properties style:font-name="Times New Roman" fo:language="es" fo:country="CR"/>
    </style:style>
    <style:style style:name="P43" style:family="paragraph" style:parent-style-name="Heading_20_2">
      <style:text-properties style:font-name="Times New Roman" fo:language="es" fo:country="CR" officeooo:paragraph-rsid="000e2bd6"/>
    </style:style>
    <style:style style:name="P44" style:family="paragraph" style:parent-style-name="Heading_20_2">
      <style:text-properties fo:color="#000000" style:font-name="Times New Roman" fo:language="es" fo:country="CR"/>
    </style:style>
    <style:style style:name="P45" style:family="paragraph" style:parent-style-name="line" style:master-page-name="First_20_Page">
      <style:paragraph-properties style:page-number="1"/>
      <style:text-properties fo:language="es" fo:country="CR"/>
    </style:style>
    <style:style style:name="P46" style:family="paragraph" style:parent-style-name="Contents_20_1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48" style:family="paragraph" style:parent-style-name="TOCEntry" style:master-page-name="Convertir_20_1">
      <style:paragraph-properties style:page-number="auto"/>
      <style:text-properties fo:language="es" fo:country="CR"/>
    </style:style>
    <style:style style:name="T1" style:family="text">
      <style:text-properties officeooo:rsid="000e2bd6"/>
    </style:style>
    <style:style style:name="T2" style:family="text">
      <style:text-properties officeooo:rsid="00022dc7"/>
    </style:style>
    <style:style style:name="T3" style:family="text">
      <style:text-properties officeooo:rsid="00035500"/>
    </style:style>
    <style:style style:name="T4" style:family="text">
      <style:text-properties officeooo:rsid="00026c1c"/>
    </style:style>
    <style:style style:name="T5" style:family="text">
      <style:text-properties officeooo:rsid="0011b3d4"/>
    </style:style>
    <style:style style:name="T6" style:family="text">
      <style:text-properties fo:font-size="12pt" fo:font-style="normal" style:font-size-asian="12pt" style:font-style-asian="normal" style:font-size-complex="12pt" style:font-style-complex="normal"/>
    </style:style>
    <style:style style:name="T7" style:family="text">
      <style:text-properties fo:font-size="12pt" fo:font-style="normal" officeooo:rsid="00022dc7" style:font-size-asian="12pt" style:font-style-asian="normal" style:font-size-complex="12pt" style:font-style-complex="normal"/>
    </style:style>
    <style:style style:name="T8" style:family="text">
      <style:text-properties style:language-complex="ar" style:country-complex="SA"/>
    </style:style>
    <style:style style:name="T9" style:family="text">
      <style:text-properties officeooo:rsid="0011a3c9" style:language-complex="ar" style:country-complex="SA"/>
    </style:style>
    <style:style style:name="T10" style:family="text">
      <style:text-properties officeooo:rsid="0013d0a0"/>
    </style:style>
    <style:style style:name="T11" style:family="text">
      <style:text-properties officeooo:rsid="0013f68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3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/>
      <text:p text:style-name="P13">Documento <text:span text:style-name="T8">Visi</text:span><text:span text:style-name="T9">ó</text:span><text:span text:style-name="T8">n</text:span> y Alcance</text:p>
      <text:p text:style-name="P14">Para</text:p>
      <text:p text:style-name="P12">Control Pos-cosecha</text:p>
      <text:p text:style-name="P15">Version 1.0 Beta</text:p>
      <text:p text:style-name="P15">Prepared by Maikol P.A – Rony O</text:p>
      <text:p text:style-name="P15">M&amp;R</text:p>
      <text:p text:style-name="P16">17/03/2014</text:p>
      <text:p text:style-name="P48"><text:bookmark-start text:name="__RefHeading___Toc18551415"/><text:bookmark-end text:name="__RefHeading___Toc18551415"/></text:p>
      <text:p text:style-name="P3"/>
      <text:table-of-content text:style-name="Sect1" text:protected="true" text:name="Índice de contenido1">
        <text:table-of-content-source text:outline-level="10">
          <text:index-title-template text:style-name="Contents_20_Heading">Tabla de Conteni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Tabla de Contenidos</text:p>
          </text:index-title>
          <text:p text:style-name="P46"><text:a xlink:type="simple" xlink:href="#__RefHeading___Toc18551417" text:style-name="Index_20_Link" text:visited-style-name="Index_20_Link">1.Requerimientos del Negocio<text:tab/>1</text:a></text:p>
          <text:p text:style-name="P47"><text:a xlink:type="simple" xlink:href="#__RefHeading___Toc18551418" text:style-name="Index_20_Link" text:visited-style-name="Index_20_Link">1.1.fondo<text:tab/>1</text:a></text:p>
          <text:p text:style-name="P47"><text:a xlink:type="simple" xlink:href="#__RefHeading___Toc18551419" text:style-name="Index_20_Link" text:visited-style-name="Index_20_Link">1.2.Oportunidad de Negocio<text:tab/>1</text:a></text:p>
          <text:p text:style-name="P47"><text:a xlink:type="simple" xlink:href="#__RefHeading___Toc18551420" text:style-name="Index_20_Link" text:visited-style-name="Index_20_Link">1.3.Objetivos de negocio y criterios de éxito<text:tab/>1</text:a></text:p>
          <text:p text:style-name="P47"><text:a xlink:type="simple" xlink:href="#__RefHeading___Toc18551421" text:style-name="Index_20_Link" text:visited-style-name="Index_20_Link">1.4.Clientes o las necesidades del mercado<text:tab/>1</text:a></text:p>
          <text:p text:style-name="P47"><text:a xlink:type="simple" xlink:href="#__RefHeading___Toc18551422" text:style-name="Index_20_Link" text:visited-style-name="Index_20_Link">1.5.Riesgos de Negocio<text:tab/>2</text:a></text:p>
          <text:p text:style-name="P46"><text:a xlink:type="simple" xlink:href="#__RefHeading___Toc18551423" text:style-name="Index_20_Link" text:visited-style-name="Index_20_Link">2.visión de la Solución<text:tab/>2</text:a></text:p>
          <text:p text:style-name="P47"><text:a xlink:type="simple" xlink:href="#__RefHeading___Toc18551424" text:style-name="Index_20_Link" text:visited-style-name="Index_20_Link">2.1.Declaración de la Visión<text:tab/>2</text:a></text:p>
          <text:p text:style-name="P47"><text:a xlink:type="simple" xlink:href="#__RefHeading___Toc18551425" text:style-name="Index_20_Link" text:visited-style-name="Index_20_Link">2.2.Características principales<text:tab/>2</text:a></text:p>
          <text:p text:style-name="P47"><text:a xlink:type="simple" xlink:href="#__RefHeading___Toc18551426" text:style-name="Index_20_Link" text:visited-style-name="Index_20_Link">2.3.Suposiciones y dependencias<text:tab/>2</text:a></text:p>
          <text:p text:style-name="P46"><text:a xlink:type="simple" xlink:href="#__RefHeading__1999_464167303" text:style-name="Index_20_Link" text:visited-style-name="Index_20_Link">3. Alcance y limitaciones<text:tab/>3</text:a></text:p>
          <text:p text:style-name="P47"><text:a xlink:type="simple" xlink:href="#__RefHeading___Toc18551428" text:style-name="Index_20_Link" text:visited-style-name="Index_20_Link">3.1. Alcance del lanzamiento inicial<text:tab/>3</text:a></text:p>
          <text:p text:style-name="P47"><text:a xlink:type="simple" xlink:href="#__RefHeading___Toc18551429" text:style-name="Index_20_Link" text:visited-style-name="Index_20_Link">3.1.2. Ámbito de aplicación de posteriores publicaciones<text:tab/>3</text:a></text:p>
          <text:p text:style-name="P47"><text:a xlink:type="simple" xlink:href="#__RefHeading___Toc18551430" text:style-name="Index_20_Link" text:visited-style-name="Index_20_Link">3.2. Limitaciones y Exclusiones<text:tab/>3</text:a></text:p>
          <text:p text:style-name="P46"><text:a xlink:type="simple" xlink:href="#__RefHeading___Toc18551431" text:style-name="Index_20_Link" text:visited-style-name="Index_20_Link">4. Contexto de Negocios<text:tab/>3</text:a></text:p>
          <text:p text:style-name="P47"><text:a xlink:type="simple" xlink:href="#__RefHeading___Toc18551432" text:style-name="Index_20_Link" text:visited-style-name="Index_20_Link">4.1. Perfiles de los actores<text:tab/>3</text:a></text:p>
          <text:p text:style-name="P47"><text:a xlink:type="simple" xlink:href="#__RefHeading___Toc18551433" text:style-name="Index_20_Link" text:visited-style-name="Index_20_Link">4.2. Prioridades del Proyecto<text:tab/>4</text:a></text:p>
          <text:p text:style-name="P47"><text:a xlink:type="simple" xlink:href="#__RefHeading__2016_464167303" text:style-name="Index_20_Link" text:visited-style-name="Index_20_Link">4.3. Ambiente Operativo<text:tab/>4</text:a></text:p>
        </text:index-body>
      </text:table-of-content>
      <text:p text:style-name="P4"/>
      <text:p text:style-name="P5"/>
      <text:p text:style-name="P6"/>
      <text:p text:style-name="P6"/>
      <text:p text:style-name="P18"><text:bookmark-start text:name="__RefHeading___Toc18551416"/>Revisi<text:span text:style-name="T1">ó</text:span>n Hist<text:span text:style-name="T1">ó</text:span>rica<text:bookmark-end text:name="__RefHeading___Toc18551416"/></text:p>
      <text:p text:style-name="P6"/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9">N<text:span text:style-name="T1">ombre</text:span></text:p>
          </table:table-cell>
          <table:table-cell table:style-name="Tabla1.B1" office:value-type="string">
            <text:p text:style-name="P10">Fecha</text:p>
          </table:table-cell>
          <table:table-cell table:style-name="Tabla1.B1" office:value-type="string">
            <text:p text:style-name="P10">Razón de los cambios</text:p>
          </table:table-cell>
          <table:table-cell table:style-name="Tabla1.D1" office:value-type="string">
            <text:p text:style-name="P9">Versi<text:span text:style-name="T1">ó</text:span>n</text:p>
          </table:table-cell>
        </table:table-row>
        <table:table-row table:style-name="Tabla1.1">
          <table:table-cell table:style-name="Tabla1.A2" office:value-type="string">
            <text:p text:style-name="P29">M&amp;R</text:p>
          </table:table-cell>
          <table:table-cell table:style-name="Tabla1.B2" office:value-type="string">
            <text:p text:style-name="P30">05/06/14</text:p>
          </table:table-cell>
          <table:table-cell table:style-name="Tabla1.B2" office:value-type="string">
            <text:p text:style-name="P30">corrección de errores</text:p>
          </table:table-cell>
          <table:table-cell table:style-name="Tabla1.D2" office:value-type="string">
            <text:p text:style-name="P30">1.0 beta</text:p>
          </table:table-cell>
        </table:table-row>
        <table:table-row table:style-name="Tabla1.1">
          <table:table-cell table:style-name="Tabla1.A3" office:value-type="string">
            <text:p text:style-name="P11"/>
          </table:table-cell>
          <table:table-cell table:style-name="Tabla1.B3" office:value-type="string">
            <text:p text:style-name="P11"/>
          </table:table-cell>
          <table:table-cell table:style-name="Tabla1.B3" office:value-type="string">
            <text:p text:style-name="P11"/>
          </table:table-cell>
          <table:table-cell table:style-name="Tabla1.D3" office:value-type="string">
            <text:p text:style-name="P11"/>
          </table:table-cell>
        </table:table-row>
      </table:table>
      <text:h text:style-name="P39" text:outline-level="1"><text:bookmark-start text:name="__RefHeading___Toc18551417"/>Requerimientos del Negocio <text:bookmark-end text:name="__RefHeading___Toc18551417"/></text:h>
      <text:p text:style-name="P20">Se desarrollara un software para el control pos-cosecha de una planta exportadora de piña, se necesita que el sistema lleve acabo las funciones de facturaci<text:span text:style-name="T2">ó</text:span>n, log<text:span text:style-name="T2">í</text:span>stica y calidad. Para el desarrollo de esta <text:span text:style-name="T10">aplicación</text:span> es necesario el uso de base de datos.</text:p>
      <text:h text:style-name="P42" text:outline-level="2"><text:bookmark-start text:name="__RefHeading___Toc18551418"/>fondo<text:bookmark-end text:name="__RefHeading___Toc18551418"/></text:h>
      <text:p text:style-name="P20">Por motivos de productividad se llevara acabo el desarrollo del <text:span text:style-name="T10">software</text:span> de control pos-cosecha, adem<text:span text:style-name="T2">á</text:span>s de innovar con un producto poco com<text:span text:style-name="T2">ú</text:span>n y adem<text:span text:style-name="T2">á</text:span>s út<text:span text:style-name="T5">i</text:span>l.</text:p>
      <text:h text:style-name="P42" text:outline-level="2"><text:bookmark-start text:name="__RefHeading___Toc18551419"/>Oportunidad de Negocio<text:bookmark-end text:name="__RefHeading___Toc18551419"/></text:h>
      <text:p text:style-name="P20">Actualmente los <text:span text:style-name="T10">procesos</text:span> de pos-cosecha en una planta exportadora de productos se lleva manualmente o <text:span text:style-name="T10">utilizan </text:span>herramientas adecuadas, con un <text:span text:style-name="T2">sistema</text:span> de control eficaz y automatizado se lograr<text:span text:style-name="T2">á</text:span> reducir costos en tiempo y personal, por lo que es una ex<text:span text:style-name="T2">c</text:span>elente oportunidad profesional el desarrollo de el software, dado que este mismo podr<text:span text:style-name="T2">á</text:span> ser empleado <text:s/>en otras plantas empacadoras al finalizar su creaci<text:span text:style-name="T2">ó</text:span>n.</text:p>
      <text:h text:style-name="P42" text:outline-level="2"><text:bookmark-start text:name="__RefHeading___Toc18551420"/>Objetivos de negocio y criterios de éxito<text:bookmark-end text:name="__RefHeading___Toc18551420"/></text:h>
      <text:p text:style-name="P25">1.3.1 Objetivo General: </text:p>
      <text:p text:style-name="P25">Desarrollar un software capa<text:span text:style-name="T2">z</text:span> de llevar acabo las diferentes operaciones de pos-cosecha de piña en una empacadora.</text:p>
      <text:p text:style-name="P25"/>
      <text:p text:style-name="P25">1.3.2 Objetivos Espec<text:span text:style-name="T2">í</text:span>ficos:</text:p>
      <text:list xml:id="list2776180456288714721" text:style-name="L1">
        <text:list-item>
          <text:list>
            <text:list-item>
              <text:list>
                <text:list-item>
                  <text:list>
                    <text:list-item>
                      <text:p text:style-name="P31">Determinar una empresa para desarrollar el software.</text:p>
                    </text:list-item>
                    <text:list-item>
                      <text:p text:style-name="P31">Evaluar la viabilidad del proyecto.</text:p>
                    </text:list-item>
                    <text:list-item>
                      <text:p text:style-name="P31">Implementar el software para gestionar las operaciones <text:s/>de la empresa.</text:p>
                    </text:list-item>
                    <text:list-item>
                      <text:p text:style-name="P31">Determinar los medios(Lenguaje de programaci<text:span text:style-name="T2">ó</text:span>n y <text:s/>SGDB) a usar en el software. </text:p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p text:style-name="P20">1.3.3 Criterios de <text:span text:style-name="T2">é</text:span>xito:</text:p>
      <text:list xml:id="list9094297172006790904" text:style-name="L2">
        <text:list-item>
          <text:list>
            <text:list-item>
              <text:list>
                <text:list-item>
                  <text:list>
                    <text:list-item>
                      <text:p text:style-name="P34">El software cumpla con las <text:span text:style-name="T10">expectativas</text:span> de la empresa.</text:p>
                    </text:list-item>
                    <text:list-item>
                      <text:p text:style-name="P34">La funcionalidad del software sea buena.</text:p>
                    </text:list-item>
                    <text:list-item>
                      <text:p text:style-name="P34">Que el software sea de alta calidad y <text:span text:style-name="T10">así</text:span> poder ve<text:span text:style-name="T2">n</text:span>derlo.</text:p>
                    </text:list-item>
                    <text:list-item>
                      <text:p text:style-name="P36">La interacción sistema – usuario sea de fácil uso.</text:p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p text:style-name="P23"/>
      <text:h text:style-name="P42" text:outline-level="2"><text:bookmark-start text:name="__RefHeading___Toc18551421"/>Clientes o las necesidades del mercado <text:bookmark-end text:name="__RefHeading___Toc18551421"/></text:h>
      <text:p text:style-name="P20">Seg<text:span text:style-name="T2">ú</text:span>n conocemos existen muy pocas aplicaciones adecuadas para llevar el control <text:span text:style-name="T10">pos-cosecha</text:span> mas a<text:span text:style-name="T2">ú</text:span>n al estar dividido en tres partes esenciales por lo que se <text:span text:style-name="T10">pretende</text:span> crear en un solo sistema todo lo necesario para controlar lo requerido, con <text:s/>un tiempo de respuesta adecuado.</text:p>
      <text:p text:style-name="P20"/>
      <text:p text:style-name="P20">Los componentes del sistema seg<text:span text:style-name="T2">ú</text:span>n las necesidades del cliente:</text:p>
      <text:p text:style-name="P20"/>
      <text:p text:style-name="P20">Facturaci<text:span text:style-name="T2">ó</text:span>n: Se debe crear una factura personalizada por productor.</text:p>
      <text:p text:style-name="P24"><text:soft-page-break/></text:p>
      <text:p text:style-name="P20">Calidad: Se crea la boleta por lote para respaldar la calidad de la piña y darle un comprobante al productor para justificar un eventual rechazo por mala calidad o bien mostrar que el producto es de buena calidad.</text:p>
      <text:p text:style-name="P20"/>
      <text:p text:style-name="P20">Log<text:span text:style-name="T2">í</text:span>stica: Se lleva un total control de lo despachado, lo que aun est<text:span text:style-name="T2">á</text:span> en cámara y tambi<text:span text:style-name="T2">é</text:span>n a qui<text:span text:style-name="T2">é</text:span>n y cuando se le vende el producto.</text:p>
      <text:h text:style-name="P42" text:outline-level="2"><text:bookmark-start text:name="__RefHeading___Toc18551422"/>Riesgos de Negocio<text:bookmark-end text:name="__RefHeading___Toc18551422"/></text:h>
      <text:p text:style-name="P20">El sistema cuenta con varias situaciones riesgosas a superar como que la base de datos soporte los datos y un eventual <text:s/>crecimiento, la aceptaci<text:span text:style-name="T2">ó</text:span>n del empresario y mas a<text:span text:style-name="T2">ú</text:span>n su correcto funcionamiento ya que el sistema no puede fallar los <text:span text:style-name="T10">cálculos</text:span> de facturaci<text:span text:style-name="T2">ó</text:span>n y log<text:span text:style-name="T2">í</text:span>stica <text:s/>principalmente dado que estos implicar<text:span text:style-name="T2">í</text:span>an grandes p<text:span text:style-name="T2">é</text:span>rdidas econ<text:span text:style-name="T2">ó</text:span>micas para la empresa, adem<text:span text:style-name="T2">á</text:span>s debe llevar un control por proveedor capaz de realizar b<text:span text:style-name="T2">ú</text:span>squedas para analizar al mismo, claro la parte de calidad debe estar bien documentada en la base de datos para <text:span text:style-name="T10">determinar</text:span> el patr<text:span text:style-name="T2">ó</text:span>n del proveedor en cuanto a la calidad del producto que ofrece.</text:p>
      <text:p text:style-name="P23"/>
      <text:h text:style-name="P38" text:outline-level="1"><text:bookmark-start text:name="__RefHeading___Toc18551423"/>visión de la Solución<text:bookmark-end text:name="__RefHeading___Toc18551423"/></text:h>
      <text:p text:style-name="P20">Se espera crear el sistema completamente en un plazo no mayor a año y medio adem<text:span text:style-name="T2">á</text:span>s que el mismo funcione correctamente, y <text:span text:style-name="T10">así</text:span> lograr satisfacer la necesidad, complacer al empresario y posicionar el software creado como motor en t<text:span text:style-name="T2">é</text:span>rminos de pos-cosecha en el sector productivo exportador empresarial <text:s/><text:span text:style-name="T10">básicamente</text:span> en el control de <text:span text:style-name="T10">plantas empacadoras de </text:span>piñ<text:span text:style-name="T10">a</text:span>.</text:p>
      <text:h text:style-name="P42" text:outline-level="2"><text:bookmark-start text:name="__RefHeading___Toc18551424"/>Declaración de la Visión<text:bookmark-end text:name="__RefHeading___Toc18551424"/></text:h>
      <text:p text:style-name="P20"><text:span text:style-name="T3">Crear un</text:span> programa de alta calidad <text:span text:style-name="T3">e</text:span> incluirlo al mercado, ser<text:span text:style-name="T2">á</text:span> un avance para el desarrollo de las exportadoras u empresas que necesiten un control pos-cosecha de sus pr<text:span text:style-name="T3">o</text:span>ductos, un <text:span text:style-name="T11">sistema</text:span> funcional con las <text:span text:style-name="T10">características</text:span> solicitadas lograr<text:span text:style-name="T2">á</text:span> f<text:span text:style-name="T2">á</text:span>cilmente ser primordial en toda empresa siendo <text:span text:style-name="T2">ú</text:span>til adem<text:span text:style-name="T2">á</text:span>s por su f<text:span text:style-name="T2">á</text:span>cil uso, precisio<text:span text:style-name="T2">n</text:span>es exactas con lo que se ahorran personal <text:span text:style-name="T2">y se </text:span>disminuir<text:span text:style-name="T2">á</text:span>n los fallos humanos al despachar productos al extranjero.</text:p>
      <text:h text:style-name="P41" text:outline-level="2"><text:bookmark-start text:name="__RefHeading___Toc18551425"/>Características principales<text:bookmark-end text:name="__RefHeading___Toc18551425"/></text:h>
      <text:p text:style-name="P20">2.2.1 El programa control pos-cosecha ser<text:span text:style-name="T1">á</text:span> capaz de realizar <text:span text:style-name="T10">facturaciones</text:span> personalizadas, la <text:span text:style-name="T10">logística</text:span>(despacho), control de calidad llevando en base de datos un registro de todo.</text:p>
      <text:p text:style-name="P20"/>
      <text:p text:style-name="P20">2.2.2 Permitir tener control sobre la aplicaci<text:span text:style-name="T2">ó</text:span>n para realizar operaciones b<text:span text:style-name="T2">á</text:span>sicas solicitadas por la empresa.</text:p>
      <text:p text:style-name="P20"/>
      <text:p text:style-name="P20">2.2.3 Lograr un total seguimiento del producto desde su ingreso a la planta exportadora hasta su salida, siendo un seguimiento totalmente personalizada o sea con los datos registrados del proveedor tanto como los del comprador lote por lote.</text:p>
      <text:h text:style-name="P41" text:outline-level="2"><text:bookmark-start text:name="__RefHeading___Toc18551426"/>Suposiciones y dependencias<text:bookmark-end text:name="__RefHeading___Toc18551426"/></text:h>
      <text:list xml:id="list4571669611472742117" text:style-name="L3">
        <text:list-item>
          <text:list>
            <text:list-item>
              <text:list>
                <text:list-item>
                  <text:p text:style-name="P32">Se requiere que el software desarrollado posea licencia libre para <text:s/><text:span text:style-name="T10">implementar</text:span> el producto sin infligir leyes y ademas poderlo <text:span text:style-name="T10">distribuir.</text:span></text:p>
                </text:list-item>
                <text:list-item>
                  <text:p text:style-name="P32"><text:soft-page-break/>La empresa debe poseer el equipo <text:span text:style-name="T10">tecnológico</text:span> necesario para el uso del software.</text:p>
                </text:list-item>
                <text:list-item>
                  <text:p text:style-name="P32">Se infiere que los empleados encargados del uso de dicho sistema tienen conocimientos b<text:span text:style-name="T2">á</text:span>sicos de computaci<text:span text:style-name="T2">ó</text:span>n.</text:p>
                </text:list-item>
                <text:list-item>
                  <text:p text:style-name="P33"><text:span text:style-name="T6">La empresa brindar</text:span><text:span text:style-name="T7">á</text:span><text:span text:style-name="T6"> la ayuda necesaria para realizar exitosamente el software</text:span>.</text:p>
                </text:list-item>
              </text:list>
            </text:list-item>
          </text:list>
        </text:list-item>
      </text:list>
      <text:h text:style-name="P40" text:outline-level="1"><text:bookmark-start text:name="__RefHeading__1999_464167303"/><text:s/>Alcance y limitaciones <text:bookmark-end text:name="__RefHeading__1999_464167303"/></text:h>
      <text:h text:style-name="P44" text:outline-level="2" text:is-list-header="true"><text:bookmark-start text:name="__RefHeading___Toc18551428"/>3.1. Alcance del lanzamiento inicial <text:bookmark-end text:name="__RefHeading___Toc18551428"/></text:h>
      <text:list xml:id="list8057394495183558592" text:style-name="L4">
        <text:list-item>
          <text:list>
            <text:list-item>
              <text:list>
                <text:list-item>
                  <text:p text:style-name="P27">Cumplir con las operaciones de calidad.</text:p>
                </text:list-item>
                <text:list-item>
                  <text:p text:style-name="P27">Tener las operaciones de <text:span text:style-name="T10">facturación</text:span> y log<text:span text:style-name="T2">í</text:span>stica en fase <text:s/>de elaboraci<text:span text:style-name="T2">ó</text:span>n.</text:p>
                </text:list-item>
                <text:list-item>
                  <text:p text:style-name="P27">Con la primera versi<text:span text:style-name="T2">ó</text:span>n detectar errores <text:span text:style-name="T2">del </text:span>sistema.</text:p>
                </text:list-item>
              </text:list>
            </text:list-item>
          </text:list>
        </text:list-item>
      </text:list>
      <text:h text:style-name="P44" text:outline-level="2" text:is-list-header="true"><text:bookmark-start text:name="__RefHeading___Toc18551429"/>3.1.2. Ámbito de aplicación de posteriores publicaciones <text:bookmark-end text:name="__RefHeading___Toc18551429"/></text:h>
      <text:list xml:id="list1916817238793147894" text:style-name="L5">
        <text:list-item>
          <text:list>
            <text:list-item>
              <text:list>
                <text:list-item>
                  <text:p text:style-name="P28">Cumplir totalmente con las operaciones de calidad, facturaci<text:span text:style-name="T2">ó</text:span>n y log<text:span text:style-name="T2">í</text:span>stica</text:p>
                </text:list-item>
                <text:list-item>
                  <text:p text:style-name="P28">Tener solucionados los errores encontrados en versi<text:span text:style-name="T2">ó</text:span>n beta.</text:p>
                </text:list-item>
              </text:list>
            </text:list-item>
          </text:list>
        </text:list-item>
      </text:list>
      <text:h text:style-name="P42" text:outline-level="2" text:is-list-header="true"/>
      <text:h text:style-name="P42" text:outline-level="2" text:is-list-header="true"><text:bookmark-start text:name="__RefHeading___Toc18551430"/>3.2. <text:s text:c="4"/><text:span text:style-name="T10">Limitaciones</text:span> y Exclusiones<text:bookmark-end text:name="__RefHeading___Toc18551430"/></text:h>
      <text:p text:style-name="P8"/>
      <text:list xml:id="list2464554739727687347" text:style-name="L6">
        <text:list-item>
          <text:list>
            <text:list-item>
              <text:list>
                <text:list-item>
                  <text:p text:style-name="P35">Es necesaria la creaci<text:span text:style-name="T2">ó</text:span>n de una red internar segura para as<text:span text:style-name="T2">í</text:span> interconectar el sistema en su totalidad(Calidad,Log<text:span text:style-name="T2">í</text:span>stica y Facturación).</text:p>
                </text:list-item>
                <text:list-item>
                  <text:p text:style-name="P35">Migrar la <text:s/>base de datos usada a la nueva implementada en el sistema.</text:p>
                </text:list-item>
                <text:list-item>
                  <text:p text:style-name="P35">Accesar a la aplicaci<text:span text:style-name="T2">ó</text:span>n por medio de tablet y m<text:span text:style-name="T2">ó</text:span>viles.</text:p>
                </text:list-item>
                <text:list-item>
                  <text:p text:style-name="P35">Falta de presupuesto para realizar visitas constantes.</text:p>
                </text:list-item>
                <text:list-item>
                  <text:p text:style-name="P35">Falta de conocimiento de <text:span text:style-name="T10">programación</text:span> m<text:span text:style-name="T2">ó</text:span>vil y en tablet.</text:p>
                </text:list-item>
              </text:list>
            </text:list-item>
          </text:list>
        </text:list-item>
      </text:list>
      <text:p text:style-name="P22"/>
      <text:p text:style-name="P22"/>
      <text:h text:style-name="P37" text:outline-level="1" text:is-list-header="true"><text:bookmark-start text:name="__RefHeading___Toc18551431"/>4. Contexto de Negocios<text:bookmark-end text:name="__RefHeading___Toc18551431"/></text:h>
      <text:h text:style-name="P41" text:outline-level="2" text:is-list-header="true"><text:bookmark-start text:name="__RefHeading___Toc18551432"/>4.1. Perfiles de los actores<text:bookmark-end text:name="__RefHeading___Toc18551432"/></text:h>
      <text:p text:style-name="P22"/>
      <text:p text:style-name="P7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A"/>
        <table:table-column table:style-name="Tabla2.E"/>
        <table:table-row table:style-name="Tabla2.1">
          <table:table-cell table:style-name="Tabla2.A1" office:value-type="string">
            <text:p text:style-name="P26">Parte Interesada</text:p>
          </table:table-cell>
          <table:table-cell table:style-name="Tabla2.B1" office:value-type="string">
            <text:p text:style-name="P26">Principal Valor</text:p>
          </table:table-cell>
          <table:table-cell table:style-name="Tabla2.B1" office:value-type="string">
            <text:p text:style-name="P26"><text:line-break/>Actitudes</text:p>
          </table:table-cell>
          <table:table-cell table:style-name="Tabla2.B1" office:value-type="string">
            <text:p text:style-name="P26"><text:s/><text:span text:style-name="T10">Interés</text:span> <text:span text:style-name="T10">Principal</text:span></text:p>
          </table:table-cell>
          <table:table-cell table:style-name="Tabla2.E1" office:value-type="string">
            <text:p text:style-name="P26"><text:line-break/>Restricciones</text:p>
          </table:table-cell>
        </table:table-row>
        <table:table-row table:style-name="Tabla2.1">
          <table:table-cell table:style-name="Tabla2.A2" office:value-type="string">
            <text:p text:style-name="P17">Gerente</text:p>
          </table:table-cell>
          <table:table-cell table:style-name="Tabla2.B2" office:value-type="string">
            <text:p text:style-name="P17">Reducir costos.</text:p>
          </table:table-cell>
          <table:table-cell table:style-name="Tabla2.B2" office:value-type="string">
            <text:p text:style-name="P17">Ver <text:s/>un mejor tiempo de respuesta y utilizar menos personal.</text:p>
          </table:table-cell>
          <table:table-cell table:style-name="Tabla2.B2" office:value-type="string">
            <text:p text:style-name="P17">Modernizar el sistema actual.</text:p>
          </table:table-cell>
          <table:table-cell table:style-name="Tabla2.E2" office:value-type="string">
            <text:p text:style-name="P17">Inversi<text:span text:style-name="T1">ó</text:span>n en el <text:s/>software.</text:p>
          </table:table-cell>
        </table:table-row>
        <text:soft-page-break/>
        <table:table-row table:style-name="Tabla2.1">
          <table:table-cell table:style-name="Tabla2.A3" office:value-type="string">
            <text:p text:style-name="P17">Desarrolladores</text:p>
          </table:table-cell>
          <table:table-cell table:style-name="Tabla2.B3" office:value-type="string">
            <text:p text:style-name="P17">Adquirir experiencia </text:p>
          </table:table-cell>
          <table:table-cell table:style-name="Tabla2.B3" office:value-type="string">
            <text:p text:style-name="P17">Aplicar los conocimientos de programación.</text:p>
          </table:table-cell>
          <table:table-cell table:style-name="Tabla2.B3" office:value-type="string">
            <text:p text:style-name="P17">Mejorar como profesionales.</text:p>
          </table:table-cell>
          <table:table-cell table:style-name="Tabla2.E3" office:value-type="string">
            <text:p text:style-name="P17">Licencias de software.</text:p>
          </table:table-cell>
        </table:table-row>
        <table:table-row table:style-name="Tabla2.1">
          <table:table-cell table:style-name="Tabla2.A4" office:value-type="string">
            <text:p text:style-name="P17">Encargados(a) del sistema</text:p>
          </table:table-cell>
          <table:table-cell table:style-name="Tabla2.B4" office:value-type="string">
            <text:p text:style-name="P17">Agilizar trámites</text:p>
          </table:table-cell>
          <table:table-cell table:style-name="Tabla2.B4" office:value-type="string">
            <text:p text:style-name="P17">Facilidad para usar el sistema.</text:p>
          </table:table-cell>
          <table:table-cell table:style-name="Tabla2.B4" office:value-type="string">
            <text:p text:style-name="P17">Aumentar la eficiencia.</text:p>
          </table:table-cell>
          <table:table-cell table:style-name="Tabla2.E4" office:value-type="string">
            <text:p text:style-name="P17">Capacitación.</text:p>
          </table:table-cell>
        </table:table-row>
      </table:table>
      <text:p text:style-name="P7"/>
      <text:h text:style-name="P41" text:outline-level="2" text:is-list-header="true"><text:bookmark-start text:name="__RefHeading___Toc18551433"/>4.2. Prioridades del Proyecto<text:bookmark-end text:name="__RefHeading___Toc18551433"/></text:h>
      <text:p text:style-name="P20">La prioridad <text:span text:style-name="T10">del actual</text:span> proyecto es <text:span text:style-name="T10">satisfacer</text:span> una necesidad empresarial logrando <text:span text:style-name="T10">así</text:span> la incursi<text:span text:style-name="T4">ó</text:span>n en el mercado de venta de software con un sistemas funcional capas de <text:span text:style-name="T10">brinda</text:span> un servicio eficaz y conciso.</text:p>
      <text:h text:style-name="P43" text:outline-level="2" text:is-list-header="true"><text:bookmark-start text:name="__RefHeading__2016_464167303"/><text:span text:style-name="T1">4.3.</text:span> <text:s/><text:span text:style-name="T1">Ambiente Operativo</text:span><text:bookmark-end text:name="__RefHeading__2016_464167303"/></text:h>
      <text:p text:style-name="P22"/>
      <text:p text:style-name="P19"/>
      <text:p text:style-name="P20">El sistema sera implementado en la planta exportadora de piña Del Huerto S.A, es requisito primordial su disponibilidad operativa, c<text:span text:style-name="T4">á</text:span>lculos ver<text:span text:style-name="T4">í</text:span>dicos y un tiempo de respuesta adecuado para que no <text:span text:style-name="T10">atrasen</text:span> los tramites.</text:p>
      <text:p text:style-name="P20"/>
      <text:p text:style-name="P20"><text:s/>Definici<text:span text:style-name="T4">ó</text:span>n de la <text:span text:style-name="T10">arquitectura</text:span> del sistema:</text:p>
      <text:p text:style-name="P20"/>
      <text:p text:style-name="P20">*Se necesita una base de datos segura y potente.</text:p>
      <text:p text:style-name="P20">*El sistema <text:span text:style-name="T4">debe ser bastante estable.</text:span></text:p>
      <text:p text:style-name="P20">*El sistema sera accesado por un m<text:span text:style-name="T4">í</text:span>nimo de tres computadoras.</text:p>
      <text:p text:style-name="P20">*Se necesita una red LAN segura y ojal<text:span text:style-name="T5">á</text:span> cableada.</text:p>
      <text:p text:style-name="P20">*El sistema se divide en tres secciones todas <text:span text:style-name="T10">serán</text:span> localizadas en <text:span text:style-name="T4">á</text:span>reas diferentes, pero estar<text:span text:style-name="T4">á</text:span>n ligadas <text:span text:style-name="T4">a un server donde se encuentra </text:span>la basa de datos donde deben quedar registrados todos los registros.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C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C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423cm"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423cm" style:contextual-spacing="false" fo:keep-with-next="always"/>
      <style:text-properties style:font-name="Times New Roman" fo:font-family="'Times New Roman'" style:font-family-generic="roman" style:font-pitch="variable" fo:font-size="18pt" fo:font-weight="bold" style:letter-kerning="true" style:font-size-asian="18pt" style:font-weight-asian="bold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423cm" style:contextual-spacing="false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Times New Roman" fo:font-family="'Times New Roman'" style:font-family-generic="roman" style:font-pitch="variable" fo:font-size="10pt" fo:font-style="italic" fo:font-weight="bold" style:font-size-asian="10pt" style:font-style-asian="italic" style:font-weight-asian="bold" style:font-name-complex="Times New Roman" style:font-family-complex="'Times New Roman'" style:font-family-generic-complex="roman" style:font-pitch-complex="variable"/>
    </style:style>
    <style:style style:name="bullet" style:family="paragraph" style:parent-style-name="Standard" style:list-style-name="WW8Num9">
      <style:paragraph-properties fo:margin-left="0.635cm" fo:margin-right="0cm" fo:margin-top="0cm" fo:margin-bottom="0cm" style:contextual-spacing="false" fo:text-indent="-0.635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Times New Roman" fo:font-family="'Times New Roman'" style:font-family-generic="roman" style:font-pitch="variable" fo:font-size="10pt" fo:font-style="italic" fo:font-weight="bold" style:font-size-asian="10pt" style:font-style-asian="italic" style:font-weight-asian="bold" style:font-name-complex="Times New Roman" style:font-family-complex="'Times New Roman'" style:font-family-generic-complex="roman" style:font-pitch-complex="variable"/>
    </style:style>
    <style:style style:name="table_5f_left" style:display-name="table_left" style:family="paragraph" style:parent-style-name="Standard">
      <style:paragraph-properties fo:margin-top="0.035cm" fo:margin-bottom="0.035cm" style:contextual-spacing="false" fo:line-height="0.388cm"/>
      <style:text-properties fo:font-size="11pt" fo:font-weight="bold" style:font-size-asian="11pt" style:font-weight-asian="bold"/>
    </style:style>
    <style:style style:name="table_5f_right" style:display-name="table_right" style:family="paragraph" style:parent-style-name="table_5f_left">
      <style:text-properties fo:font-weight="normal" style:font-weight-asian="normal"/>
    </style:style>
    <style:style style:name="Title" style:family="paragraph" style:parent-style-name="Standard" style:next-style-name="Subtitle" style:class="chapter">
      <style:paragraph-properties fo:margin-top="0.423cm" fo:margin-bottom="1.27cm" style:contextual-spacing="false" fo:line-height="100%" fo:text-align="end" style:justify-single-word="false"/>
      <style:text-properties style:font-name="Arial" fo:font-family="Arial" style:font-family-generic="swiss" style:font-pitch="variable" fo:font-size="32pt" fo:font-weight="bold" style:letter-kerning="true" style:font-size-asian="32pt" style:font-weight-asian="bold" style:font-name-complex="Arial" style:font-family-complex="Arial" style:font-family-generic-complex="swiss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ne" style:family="paragraph" style:parent-style-name="Title">
      <style:paragraph-properties fo:margin-top="0.423cm" fo:margin-bottom="0cm" style:contextual-spacing="false" fo:padding-left="0cm" fo:padding-right="0cm" fo:padding-top="0.035cm" fo:padding-bottom="0cm" fo:border-left="none" fo:border-right="none" fo:border-top="4pt solid #000000" fo:border-bottom="none"/>
      <style:text-properties fo:font-size="20pt" style:font-size-asian="20pt"/>
    </style:style>
    <style:style style:name="ByLine" style:family="paragraph" style:parent-style-name="Title">
      <style:text-properties fo:font-size="14pt" style:font-size-asian="14pt"/>
    </style:style>
    <style:style style:name="ChangeHistory_20_Title" style:display-name="ChangeHistory Title" style:family="paragraph" style:parent-style-name="Standard">
      <style:paragraph-properties fo:margin-top="0.106cm" fo:margin-bottom="0.106cm" style:contextual-spacing="false" fo:line-height="100%" fo:text-align="center" style:justify-single-word="false" fo:keep-with-next="always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SuperTitle" style:family="paragraph" style:parent-style-name="Title" style:next-style-name="Standard">
      <style:paragraph-properties fo:margin-top="1.693cm" fo:margin-bottom="0cm" style:contextual-spacing="false" fo:padding-left="0cm" fo:padding-right="0cm" fo:padding-top="0.035cm" fo:padding-bottom="0cm" fo:border-left="none" fo:border-right="none" fo:border-top="4.99pt solid #000000" fo:border-bottom="none"/>
      <style:text-properties fo:font-size="14pt" style:font-size-asian="14pt"/>
    </style:style>
    <style:style style:name="TOCEntry" style:family="paragraph" style:parent-style-name="Standard">
      <style:paragraph-properties fo:margin-top="0.212cm" fo:margin-bottom="0cm" style:contextual-spacing="false" style:line-height-at-least="0.423cm"/>
      <style:text-properties style:font-name="Times" fo:font-family="Times" style:font-family-generic="roman" style:font-pitch="variable" fo:font-size="18pt" fo:font-weight="bold" style:font-size-asian="18pt" style:font-weight-asian="bold" style:font-name-complex="Times" style:font-family-complex="Times" style:font-family-generic-complex="roman" style:font-pitch-complex="variable"/>
    </style:style>
    <style:style style:name="Lista_20_con_20_viñetas" style:display-name="Lista con viñetas" style:family="paragraph" style:parent-style-name="Standard">
      <style:paragraph-properties fo:margin-top="0cm" fo:margin-bottom="0.106cm" style:contextual-spacing="false" fo:line-height="0.388cm"/>
      <style:text-properties fo:font-size="11pt" style:font-size-asian="11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style:contextual-spacing="false" fo:text-indent="0cm" style:auto-text-indent="false"/>
    </style:style>
    <style:style style:name="boilerplate" style:family="paragraph" style:parent-style-name="Standard">
      <style:paragraph-properties fo:line-height="0.388cm"/>
      <style:text-properties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style:contextual-spacing="false" fo:text-indent="0cm" style:auto-text-indent="false"/>
    </style:style>
    <style:style style:name="Table_20_Text_20_small" style:display-name="Table Text small" style:family="paragraph" style:parent-style-name="Standard">
      <style:paragraph-properties fo:margin-top="0.035cm" fo:margin-bottom="0.035cm" style:contextual-spacing="false"/>
      <style:text-properties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0.635cm"/>
          <style:tab-stop style:position="15.222cm" style:type="right" style:leader-style="dotted" style:leader-text="."/>
        </style:tab-stops>
      </style:paragraph-properties>
      <style:text-properties style:language-asian="zxx" style:country-asian="none"/>
    </style:style>
    <style:style style:name="Contents_20_2" style:display-name="Contents 2" style:family="paragraph" style:parent-style-name="Standard" style:next-style-name="Standard" style:class="index">
      <style:paragraph-properties fo:margin-left="0.635cm" fo:margin-right="0cm" fo:margin-top="0cm" fo:margin-bottom="0cm" style:contextual-spacing="false" fo:text-indent="0cm" style:auto-text-indent="false">
        <style:tab-stops>
          <style:tab-stop style:position="1.411cm"/>
          <style:tab-stop style:position="15.222cm" style:type="right" style:leader-style="dotted" style:leader-text="."/>
        </style:tab-stops>
      </style:paragraph-properties>
      <style:text-properties style:language-asian="zxx" style:country-asian="non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style:contextual-spacing="false" fo:text-indent="0cm" style:auto-text-indent="false"/>
    </style:style>
    <style:style style:name="Bull_20_List" style:display-name="Bull List" style:family="paragraph" style:parent-style-name="Standard" style:list-style-name="WW8Num3">
      <style:paragraph-properties fo:margin-top="0.106cm" fo:margin-bottom="0.212cm" style:contextual-spacing="false" fo:line-height="150%"/>
    </style:style>
    <style:style style:name="Normal_20_Unindented" style:display-name="Normal Unindented" style:family="paragraph" style:parent-style-name="Standard" style:next-style-name="Sangría_20_normal">
      <style:paragraph-properties fo:margin-top="0.212cm" fo:margin-bottom="0.423cm" style:contextual-spacing="false" fo:line-height="200%"/>
    </style:style>
    <style:style style:name="Sangría_20_normal" style:display-name="Sangría normal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/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4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4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508cm" fo:margin-left="0.508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es" fo:country="CR"/>
    </style:style>
    <style:style style:name="MP2" style:family="paragraph" style:parent-style-name="Footer">
      <style:paragraph-properties fo:text-align="center" style:justify-single-word="false"/>
      <style:text-properties fo:language="es" fo:country="CR"/>
    </style:style>
    <style:page-layout style:name="Mpm1">
      <style:page-layout-properties fo:page-width="21.59cm" fo:page-height="27.94cm" style:num-format="i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i" style:print-orientation="portrait" fo:margin-top="2.54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3">
      <style:page-layout-properties fo:page-width="21.59cm" fo:page-height="27.94cm" style:num-format="i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</style:header>
      <style:footer>
        <text:p text:style-name="MP2"/>
      </style:footer>
    </style:master-page>
    <style:master-page style:name="Convertir_20_1" style:display-name="Convertir 1" style:page-layout-name="Mpm3">
      <style:header>
        <text:p text:style-name="MP1"/>
      </style:header>
      <style:footer>
        <text:p text:style-name="MP2"/>
      </style:footer>
    </style:master-page>
    <style:master-page style:name="Convertir_20_2" style:display-name="Convertir 2" style:page-layout-name="Mpm4">
      <style:header>
        <text:p text:style-name="MP1"/>
      </style:header>
      <style:footer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sion and Scope Template</dc:title>
    <meta:initial-creator>Karl Wiegers</meta:initial-creator>
    <meta:creation-date>2002-07-21T10:31:00</meta:creation-date>
    <dc:date>2014-06-09T04:56:57.289000000</dc:date>
    <meta:print-date>1998-11-29T13:04:00</meta:print-date>
    <meta:editing-cycles>25</meta:editing-cycles>
    <meta:editing-duration>P1DT1H19M40S</meta:editing-duration>
    <meta:generator>LibreOffice/4.2.0.4$Windows_x86 LibreOffice_project/05dceb5d363845f2cf968344d7adab8dcfb2ba71</meta:generator>
    <meta:document-statistic meta:table-count="2" meta:image-count="0" meta:object-count="0" meta:page-count="6" meta:paragraph-count="122" meta:word-count="1242" meta:character-count="8001" meta:non-whitespace-character-count="6882"/>
  </office:meta>
</office:document-meta>
</file>